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4cm"/>
      <style:paragraph-properties style:writing-mode="lr-tb"/>
    </style:style>
    <style:style style:name="gr2" style:family="graphic" style:parent-style-name="objectwithoutfill">
      <style:graphic-properties draw:marker-end="Çizgi_20_ucu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4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3.4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4cm" fo:min-width="6.5cm"/>
    </style:style>
    <style:style style:name="gr6" style:family="graphic" style:parent-style-name="objectwithoutfill">
      <style:graphic-properties draw:marker-end="Çizgi_20_ucu_20_2" draw:marker-end-width="0.3cm" draw:fill="none" draw:textarea-vertical-align="middle"/>
    </style:style>
    <style:style style:name="gr7" style:family="graphic" style:parent-style-name="objectwithoutfill">
      <style:graphic-properties draw:marker-end="Çizgi_20_ucu_20_3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1" draw:layer="measurelines" svg:width="4.5cm" svg:height="3cm" svg:x="1cm" svg:y="1cm">
          <text:p text:style-name="P1">position</text:p>
          <draw:enhanced-geometry svg:viewBox="0 0 21600 21600" draw:type="rectangle" draw:enhanced-path="M 0 0 L 21600 0 21600 21600 0 21600 0 0 Z N"/>
        </draw:custom-shape>
        <draw:line draw:style-name="gr2" draw:text-style-name="P2" draw:layer="measurelines" svg:x1="5.5cm" svg:y1="2.5cm" svg:x2="8.25cm" svg:y2="2.5cm">
          <text:p/>
        </draw:line>
        <draw:custom-shape draw:style-name="gr3" draw:text-style-name="P1" draw:layer="measurelines" svg:width="4.75cm" svg:height="3cm" svg:x="8.25cm" svg:y="1cm">
          <text:p text:style-name="P1">Square</text:p>
          <text:p text:style-name="P1">(stdbool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measurelines" svg:width="3.95cm" svg:height="3cm" svg:x="24.75cm" svg:y="1cm">
          <text:p text:style-name="P1">fram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measurelines" svg:width="7cm" svg:height="4.25cm" svg:x="15.75cm" svg:y="2.5cm">
          <text:p text:style-name="P1">table</text:p>
          <draw:enhanced-geometry svg:viewBox="0 0 21600 21600" draw:type="rectangle" draw:enhanced-path="M 0 0 L 21600 0 21600 21600 0 21600 0 0 Z N"/>
        </draw:custom-shape>
        <draw:line draw:style-name="gr6" draw:text-style-name="P2" draw:layer="measurelines" svg:x1="13cm" svg:y1="3.25cm" svg:x2="15.75cm" svg:y2="5cm">
          <text:p/>
        </draw:line>
        <draw:line draw:style-name="gr7" draw:text-style-name="P2" draw:layer="measurelines" svg:x1="24.75cm" svg:y1="2.5cm" svg:x2="22.75cm" svg:y2="4.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/>
    <draw:gradient draw:name="Dolgun_20_Kırmızı" draw:display-name="Dolgun Kırmızı" draw:style="linear" draw:start-color="#ff6d6d" draw:end-color="#c9211e" draw:start-intensity="100%" draw:end-intensity="100%" draw:angle="30deg" draw:border="0%"/>
    <draw:gradient draw:name="Dolgun_20_Mavi" draw:display-name="Dolgun Mavi" draw:style="linear" draw:start-color="#729fcf" draw:end-color="#355269" draw:start-intensity="100%" draw:end-intensity="100%" draw:angle="30deg" draw:border="0%"/>
    <draw:gradient draw:name="Dolgun_20_Sarı" draw:display-name="Dolgun Sarı" draw:style="linear" draw:start-color="#ffde59" draw:end-color="#b47804" draw:start-intensity="100%" draw:end-intensity="100%" draw:angle="30deg" draw:border="0%"/>
    <draw:gradient draw:name="Dolgun_20_Yeşil" draw:display-name="Dolgun Yeşil" draw:style="linear" draw:start-color="#77bc65" draw:end-color="#127622" draw:start-intensity="100%" draw:end-intensity="100%" draw:angle="30deg" draw:border="0%"/>
    <draw:gradient draw:name="Şekiller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Çizgi_20_ucu_20_1" draw:display-name="Çizgi ucu 1" svg:viewBox="0 0 20 20" svg:d="M0 20l10-20 10 20z"/>
    <draw:marker draw:name="Çizgi_20_ucu_20_2" draw:display-name="Çizgi ucu 2" svg:viewBox="0 0 20 20" svg:d="M0 20l10-20 10 20z"/>
    <draw:marker draw:name="Çizgi_20_ucu_20_3" draw:display-name="Çizgi ucu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03T13:56:16.285013816</meta:creation-date>
    <dc:date>2021-02-03T14:02:36.801426508</dc:date>
    <meta:editing-duration>PT6M21S</meta:editing-duration>
    <meta:editing-cycles>1</meta:editing-cycles>
    <meta:document-statistic meta:object-count="7"/>
    <meta:generator>LibreOffice/7.0.3.1$Linux_X86_64 LibreOffice_project/00$Build-1</meta:generator>
  </office:meta>
</office:document-meta>
</file>